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8080" draw:textarea-horizontal-align="center" draw:textarea-vertical-align="middle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cm" fo:min-width="0.66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438cm" svg:y1="3.432cm" svg:x2="4.533cm" svg:y2="5.337cm">
          <text:p/>
        </draw:line>
        <draw:line draw:style-name="gr1" draw:text-style-name="P1" draw:layer="layout" svg:x1="5.803cm" svg:y1="7.242cm" svg:x2="4.533cm" svg:y2="5.337cm">
          <text:p/>
        </draw:line>
        <draw:line draw:style-name="gr1" draw:text-style-name="P1" draw:layer="layout" svg:x1="5.803cm" svg:y1="7.242cm" svg:x2="4.755cm" svg:y2="9.782cm">
          <text:p/>
        </draw:line>
        <draw:line draw:style-name="gr1" draw:text-style-name="P1" draw:layer="layout" svg:x1="5.803cm" svg:y1="1.527cm" svg:x2="6.438cm" svg:y2="3.432cm">
          <text:p/>
        </draw:line>
        <draw:line draw:style-name="gr2" draw:text-style-name="P1" draw:layer="layout" svg:x1="7.708cm" svg:y1="2.797cm" svg:x2="7.073cm" svg:y2="4.702cm">
          <text:p/>
        </draw:line>
        <draw:line draw:style-name="gr2" draw:text-style-name="P1" draw:layer="layout" svg:x1="7.708cm" svg:y1="6.607cm" svg:x2="7.073cm" svg:y2="4.702cm">
          <text:p/>
        </draw:line>
        <draw:line draw:style-name="gr2" draw:text-style-name="P1" draw:layer="layout" svg:x1="7.708cm" svg:y1="6.607cm" svg:x2="6.438cm" svg:y2="8.512cm">
          <text:p/>
        </draw:line>
        <draw:line draw:style-name="gr2" draw:text-style-name="P1" draw:layer="layout" svg:x1="7.708cm" svg:y1="0.892cm" svg:x2="7.708cm" svg:y2="2.797cm">
          <text:p/>
        </draw:line>
        <draw:line draw:style-name="gr3" draw:text-style-name="P1" draw:layer="layout" svg:x1="7.073cm" svg:y1="4.702cm" svg:x2="3.263cm" svg:y2="4.702cm">
          <text:p/>
        </draw:line>
        <draw:custom-shape draw:style-name="gr4" draw:text-style-name="P1" draw:layer="layout" svg:width="0.243cm" svg:height="0.22cm" svg:x="5.051cm" svg:y="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327cm" svg:height="0.645cm" svg:x="2.973cm" svg:y="3.367cm">
          <draw:text-box>
            <text:p><text:span text:style-name="T1">Intersection</text:span></text:p>
          </draw:text-box>
        </draw:frame>
        <draw:line draw:style-name="gr3" draw:text-style-name="P1" draw:layer="layout" svg:x1="4.603cm" svg:y1="3.866cm" svg:x2="5.084cm" svg:y2="4.536cm">
          <text:p/>
        </draw:line>
        <draw:frame draw:style-name="gr5" draw:layer="layout" svg:width="2.614cm" svg:height="0.962cm" svg:x="3.882cm" svg:y="10.24cm">
          <draw:text-box>
            <text:p>Mesh A</text:p>
          </draw:text-box>
        </draw:frame>
        <draw:frame draw:style-name="gr5" draw:layer="layout" svg:width="2.648cm" svg:height="0.962cm" svg:x="6.477cm" svg:y="8.968cm">
          <draw:text-box>
            <text:p>Mesh B</text:p>
          </draw:text-box>
        </draw:frame>
        <draw:line draw:style-name="gr1" draw:text-style-name="P1" draw:layer="layout" svg:x1="5.227cm" svg:y1="4.838cm" svg:x2="5.227cm" svg:y2="5.027cm">
          <text:p/>
        </draw:line>
        <draw:line draw:style-name="gr1" draw:text-style-name="P1" draw:layer="layout" svg:x1="7.027cm" svg:y1="4.839cm" svg:x2="7.027cm" svg:y2="5.028cm">
          <text:p/>
        </draw:line>
        <draw:line draw:style-name="gr1" draw:text-style-name="P1" draw:layer="layout" svg:x1="5.247cm" svg:y1="4.93cm" svg:x2="7.029cm" svg:y2="4.93cm">
          <text:p/>
        </draw:line>
        <draw:frame draw:style-name="gr6" draw:text-style-name="P3" draw:layer="layout" svg:width="1.582cm" svg:height="0.569cm" svg:x="5.346cm" svg:y="4.86cm">
          <draw:text-box>
            <text:p><text:span text:style-name="T2">Dista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vid (Cont</meta:initial-creator>
    <meta:creation-date>2011-07-25T16:18:06</meta:creation-date>
    <dc:date>2011-07-25T16:25:47</dc:date>
    <dc:creator>David (Cont</dc:creator>
    <meta:editing-duration>PT00H02M31S</meta:editing-duration>
    <meta:editing-cycles>1</meta:editing-cycles>
    <meta:document-statistic meta:object-count="18"/>
    <meta:generator>OpenOffice.org/3.1$Unix OpenOffice.org_project/310m19$Build-9420</meta:generator>
  </office:meta>
</office:document-meta>
</file>